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7">
      <style:paragraph-properties fo:text-align="justify" style:justify-single-word="false"/>
    </style:style>
    <style:style style:name="P3" style:family="paragraph" style:parent-style-name="Standard" style:list-style-name="L13">
      <style:paragraph-properties fo:text-align="justify" style:justify-single-word="false"/>
    </style:style>
    <style:style style:name="P4" style:family="paragraph" style:parent-style-name="Standard" style:list-style-name="L14">
      <style:paragraph-properties fo:text-align="justify" style:justify-single-word="false"/>
    </style:style>
    <style:style style:name="P5" style:family="paragraph" style:parent-style-name="Standard" style:list-style-name="L15">
      <style:paragraph-properties fo:text-align="justify" style:justify-single-word="false"/>
    </style:style>
    <style:style style:name="P6" style:family="paragraph" style:parent-style-name="Standard">
      <style:text-properties style:font-name="Courier New"/>
    </style:style>
    <style:style style:name="P7" style:family="paragraph" style:parent-style-name="Standard">
      <style:paragraph-properties fo:text-align="justify" style:justify-single-word="false"/>
      <style:text-properties style:font-name="Courier New"/>
    </style:style>
    <style:style style:name="P8" style:family="paragraph" style:parent-style-name="Standard">
      <style:paragraph-properties fo:text-align="justify" style:justify-single-word="false"/>
      <style:text-properties style:font-name="Courier New" fo:font-size="12pt" style:font-size-asian="12pt" style:font-size-complex="12pt"/>
    </style:style>
    <style:style style:name="P9" style:family="paragraph" style:parent-style-name="Standard">
      <style:text-properties style:font-name="Courier New" fo:font-size="14pt" fo:font-weight="bold" style:font-size-asian="14pt" style:font-weight-asian="bold" style:font-size-complex="14pt" style:font-weight-complex="bold"/>
    </style:style>
    <style:style style:name="P10" style:family="paragraph" style:parent-style-name="Standard">
      <style:text-properties style:font-name="Courier New" fo:font-size="11pt" style:font-name-asian="CMBX10" style:font-size-asian="11pt" style:font-name-complex="CMBX10" style:font-size-complex="11pt"/>
    </style:style>
    <style:style style:name="P11"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fo:font-size="11pt" style:font-name-asian="CMBX10" style:font-size-asian="11pt" style:font-name-complex="CMBX10" style:font-size-complex="11pt"/>
    </style:style>
    <style:style style:name="P12"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style:style>
    <style:style style:name="P13" style:family="paragraph" style:parent-style-name="Standard">
      <style:paragraph-properties fo:margin-left="1.251cm" fo:margin-right="0cm" fo:text-align="justify"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Heading_20_1">
      <style:paragraph-properties fo:text-align="justify" style:justify-single-word="false"/>
      <style:text-properties style:font-name="Courier New"/>
    </style:style>
    <style:style style:name="P16" style:family="paragraph" style:parent-style-name="Heading_20_3">
      <style:paragraph-properties fo:text-align="justify" style:justify-single-word="false"/>
      <style:text-properties style:font-name="Courier New"/>
    </style:style>
    <style:style style:name="P17" style:family="paragraph" style:parent-style-name="Heading_20_3">
      <style:paragraph-properties fo:margin-top="0.423cm" fo:margin-bottom="0.212cm" fo:text-align="justify" style:justify-single-word="false" fo:keep-with-next="always"/>
    </style:style>
    <style:style style:name="P18" style:family="paragraph" style:parent-style-name="Heading_20_3">
      <style:paragraph-properties fo:margin-top="0.423cm" fo:margin-bottom="0.212cm" fo:text-align="justify" style:justify-single-word="false"/>
    </style:style>
    <style:style style:name="P19" style:family="paragraph" style:parent-style-name="Text_20_body">
      <style:paragraph-properties fo:text-align="justify" style:justify-single-word="false"/>
      <style:text-properties style:font-name="Courier New" fo:font-size="12pt" style:font-name-asian="OJUOYQ+CMMI10" style:font-size-asian="12pt" style:font-name-complex="OJUOYQ+CMMI10" style:font-size-complex="12pt"/>
    </style:style>
    <style:style style:name="P20" style:family="paragraph" style:parent-style-name="Text_20_body">
      <style:paragraph-properties fo:text-align="justify" style:justify-single-word="false"/>
      <style:text-properties style:font-name="Courier New" style:font-name-asian="DejaVu Sans" style:font-name-complex="DejaVu Sans"/>
    </style:style>
    <style:style style:name="P21" style:family="paragraph" style:parent-style-name="Text_20_body">
      <style:paragraph-properties fo:text-align="justify" style:justify-single-word="false"/>
      <style:text-properties style:font-name="Courier New"/>
    </style:style>
    <style:style style:name="T1" style:family="text">
      <style:text-properties fo:font-size="10pt" style:font-size-asian="10pt" style:font-size-complex="10pt"/>
    </style:style>
    <style:style style:name="T2" style:family="text">
      <style:text-properties style:font-name="Courier New" fo:font-size="10pt" style:font-size-asian="10pt" style:font-size-complex="10pt"/>
    </style:style>
    <style:style style:name="T3" style:family="text">
      <style:text-properties style:font-name="Courier New" fo:font-size="14pt" style:font-name-asian="DejaVu Sans" style:font-size-asian="14pt" style:font-name-complex="DejaVu Sans" style:font-size-complex="14pt"/>
    </style:style>
    <style:style style:name="T4" style:family="text">
      <style:text-properties style:font-name="Courier New" style:font-name-asian="DejaVu Sans" style:font-name-complex="DejaVu Sans"/>
    </style:style>
    <style:style style:name="T5" style:family="text">
      <style:text-properties style:font-name="Courier New" fo:font-size="12pt" style:font-size-asian="12pt" style:font-size-complex="12pt"/>
    </style:style>
    <style:style style:name="T6" style:family="text">
      <style:text-properties style:font-name="Courier New" fo:font-size="12pt" fo:font-weight="bold" style:font-size-asian="12pt" style:font-weight-asian="bold" style:font-size-complex="12pt" style:font-weight-complex="bold"/>
    </style:style>
    <style:style style:name="T7" style:family="text">
      <style:text-properties style:font-name="Courier New" fo:font-size="12pt" fo:font-weight="normal" style:font-size-asian="12pt" style:font-weight-asian="normal" style:font-size-complex="12pt" style:font-weight-complex="normal"/>
    </style:style>
    <style:style style:name="T8" style:family="text">
      <style:text-properties style:font-name="Courier New" fo:font-size="11pt" fo:font-style="italic" style:font-size-asian="11pt" style:font-style-asian="italic" style:font-size-complex="11pt" style:font-style-complex="italic"/>
    </style:style>
    <style:style style:name="T9" style:family="text">
      <style:text-properties fo:font-size="11pt" style:font-name-asian="CMBX10" style:font-size-asian="11pt" style:font-name-complex="CMBX10"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EP # : 50</text:h>
      <text:p text:style-name="P12"/>
      <text:p text:style-name="P7"/>
      <text:p text:style-name="P7">Title: Assert functions</text:p>
      <text:p text:style-name="P7">Version: 0</text:p>
      <text:p text:style-name="P7">Author: Michaël Baudin</text:p>
      <text:p text:style-name="P7">Review: </text:p>
      <text:p text:style-name="P7">Commented: </text:p>
      <text:p text:style-name="P7">State: </text:p>
      <text:p text:style-name="P7">Scilab-Version: 5.3</text:p>
      <text:p text:style-name="P7">Vote:</text:p>
      <text:p text:style-name="P7">Created: August 31, 2009</text:p>
      <text:p text:style-name="P12"/>
      <text:p text:style-name="P7"/>
      <text:h text:style-name="P16" text:outline-level="3">Abstract</text:h>
      <text:p text:style-name="P19">This SEP suggest to add new unit test function so that developing and maintaining unit test is more easy.</text:p>
      <text:p text:style-name="P8"/>
      <text:h text:style-name="P16" text:outline-level="3">Rationale</text:h>
      <text:p text:style-name="P20"/>
      <text:h text:style-name="Heading_20_4" text:outline-level="4">Current types of unit tests</text:h>
      <text:p text:style-name="P20">Most compiled languages like Java or C++ have an associated unit test framework (see [1,2] for example). On the interpreted languages side, most languages like Python or Tcl also have an associated unit test framework (see [3,4] for example). Scilab has his own unit test framework, which makes the management of Scilab releases much more easy for the Scilab team.</text:p>
      <text:p text:style-name="P20"/>
      <text:p text:style-name="P1"><text:span text:style-name="Teletype"><text:span text:style-name="T5">The current unit tests are based on .tst files which uses statements like the following</text:span></text:span></text:p>
      <text:p text:style-name="P1"><text:span text:style-name="Teletype"><text:span text:style-name="T5"/></text:span></text:p>
      <text:p text:style-name="P1"><text:span text:style-name="Teletype"><text:span text:style-name="T8">if mycondition then pause,end</text:span></text:span></text:p>
      <text:p text:style-name="P1"><text:span text:style-name="Teletype"><text:span text:style-name="T5"/></text:span></text:p>
      <text:p text:style-name="P1"><text:span text:style-name="Teletype"><text:span text:style-name="T5">The main advantage of this method is to be able to perform the unit tests with two methods,</text:span></text:span></text:p>
      <text:list xml:id="list31493109" text:style-name="L7">
        <text:list-item>
          <text:p text:style-name="P2"><text:span text:style-name="Teletype"><text:span text:style-name="T5">In interactive mode, the user can simply execute the test with the exec function. Each error in the unit test is associated with a pause, which allows to interactively inquire about the current problem. </text:span></text:span></text:p>
        </text:list-item>
        <text:list-item>
          <text:p text:style-name="P2"><text:span text:style-name="Teletype"><text:span text:style-name="T5">In automated mode, the test_run function pre-process the script and generate another script which, once executed, produces a log file. </text:span></text:span></text:p>
        </text:list-item>
      </text:list>
      <text:p text:style-name="P1"><text:span text:style-name="Teletype"><text:span text:style-name="T5"/></text:span></text:p>
      <text:p text:style-name="P1"><text:span text:style-name="Teletype"><text:span text:style-name="T5">In automated mode, the previous statement is replaced by </text:span></text:span></text:p>
      <text:p text:style-name="P1"><text:span text:style-name="Teletype"><text:span text:style-name="T5"/></text:span></text:p>
      <text:p text:style-name="P1"><text:soft-page-break/><text:span text:style-name="Teletype"><text:span text:style-name="T8">if mycondition then bugme();quit,end</text:span></text:span></text:p>
      <text:p text:style-name="P1"><text:span text:style-name="Teletype"><text:span text:style-name="T5"/></text:span></text:p>
      <text:p text:style-name="P1"><text:span text:style-name="Teletype"><text:span text:style-name="T5">This allows to quit the unit test and go on to the next test. Indeed, if the unit test performed the pause statement, once an error is detected, the test set would wait forever.</text:span></text:span></text:p>
      <text:p text:style-name="P1"><text:span text:style-name="Teletype"><text:span text:style-name="T5"/></text:span></text:p>
      <text:p text:style-name="P1"><text:span text:style-name="Teletype"><text:span text:style-name="T5">This approach is simple and effective in practice and has proven to be able to manage many unit tests for Scilab.</text:span></text:span></text:p>
      <text:p text:style-name="P1"><text:span text:style-name="Teletype"><text:span text:style-name="T5"/></text:span></text:p>
      <text:p text:style-name="P1"><text:span text:style-name="Teletype"><text:span text:style-name="T5">The main difficulty with this approach is that the unit tests are extremely different from test to test, especially with respect to the comparison of numerical values (which is the main purpose of Scilab). </text:span></text:span></text:p>
      <text:p text:style-name="P1"><text:span text:style-name="Teletype"><text:span text:style-name="T5"/></text:span></text:p>
      <text:p text:style-name="P1"><text:span text:style-name="Teletype"><text:span text:style-name="T5">In its most simple form, a unit test is based on the following components :</text:span></text:span></text:p>
      <text:list xml:id="list31517222" text:style-name="L13">
        <text:list-item>
          <text:p text:style-name="P3"><text:span text:style-name="Teletype"><text:span text:style-name="T5">an expected value,</text:span></text:span></text:p>
        </text:list-item>
        <text:list-item>
          <text:p text:style-name="P3"><text:span text:style-name="Teletype"><text:span text:style-name="T5">a computed value,</text:span></text:span></text:p>
        </text:list-item>
        <text:list-item>
          <text:p text:style-name="P3"><text:span text:style-name="Teletype"><text:span text:style-name="T5">a comparison function.</text:span></text:span></text:p>
        </text:list-item>
      </text:list>
      <text:p text:style-name="P1"><text:span text:style-name="Teletype"><text:span text:style-name="T5">The comparison function may require a threshold parameter when an comparison involves something different than the strict equality of basic datatypes.</text:span></text:span></text:p>
      <text:p text:style-name="P1"><text:span text:style-name="Teletype"><text:span text:style-name="T5">The following is a list of currently used test conditions:</text:span></text:span></text:p>
      <text:list xml:id="list31521738" text:style-name="L14">
        <text:list-item>
          <text:p text:style-name="P4"><text:span text:style-name="Teletype"><text:span text:style-name="T5">exact comparison (equality) of two values,</text:span></text:span></text:p>
        </text:list-item>
        <text:list-item>
          <text:p text:style-name="P4"><text:span text:style-name="Teletype"><text:span text:style-name="T5">comparison (strict inequality) of two values based on the use of the absolute error,</text:span></text:span></text:p>
        </text:list-item>
        <text:list-item>
          <text:p text:style-name="P4"><text:span text:style-name="Teletype"><text:span text:style-name="T5">relative comparison of two values based on the use of relative error.</text:span></text:span></text:p>
        </text:list-item>
      </text:list>
      <text:p text:style-name="P1"><text:span text:style-name="Teletype"><text:span text:style-name="T5"/></text:span></text:p>
      <text:p text:style-name="P1"><text:span text:style-name="Teletype"><text:span text:style-name="T5">An example of exact comparison is </text:span></text:span></text:p>
      <text:p text:style-name="P1"><text:span text:style-name="Teletype"><text:span text:style-name="T5"/></text:span></text:p>
      <text:p text:style-name="P1"><text:span text:style-name="Teletype"><text:span text:style-name="T8">if computed&lt;&gt;expected then pause,end</text:span></text:span></text:p>
      <text:p text:style-name="P1"><text:span text:style-name="Teletype"><text:span text:style-name="T5"/></text:span></text:p>
      <text:p text:style-name="P1"><text:span text:style-name="Teletype"><text:span text:style-name="T5">An example of absolute error use is </text:span></text:span></text:p>
      <text:p text:style-name="P1"><text:span text:style-name="Teletype"><text:span text:style-name="T5"/></text:span></text:p>
      <text:p text:style-name="P1"><text:span text:style-name="Teletype"><text:span text:style-name="T8">if abs(computed-expected)&gt;1.e-3 then pause,end</text:span></text:span></text:p>
      <text:p text:style-name="P1"><text:span text:style-name="Teletype"><text:span text:style-name="T5"/></text:span></text:p>
      <text:p text:style-name="P1"><text:span text:style-name="Teletype"><text:span text:style-name="T5">An example of relative error use is </text:span></text:span></text:p>
      <text:p text:style-name="P1"><text:span text:style-name="Teletype"><text:span text:style-name="T5"/></text:span></text:p>
      <text:p text:style-name="P1"><text:span text:style-name="Teletype"><text:span text:style-name="T8">if abs(computed-expected)&gt;1.e-3*abs(expected) then pause,end</text:span></text:span></text:p>
      <text:p text:style-name="P1"><text:span text:style-name="Teletype"><text:span text:style-name="T5"/></text:span></text:p>
      <text:p text:style-name="P1"><text:span text:style-name="Teletype"><text:span text:style-name="T5">In the case where a comparison is performed, there are two possible choices for the threshold :</text:span></text:span></text:p>
      <text:list xml:id="list31506258" text:style-name="L15">
        <text:list-item>
          <text:p text:style-name="P5"><text:span text:style-name="Teletype"><text:span text:style-name="T5">an absolute value (e.g. 1.e-3),</text:span></text:span></text:p>
        </text:list-item>
        <text:list-item>
          <text:p text:style-name="P5"><text:span text:style-name="Teletype"><text:span text:style-name="T5">a factor of the machine precision (e.g. 1.e4 * %eps).</text:span></text:span></text:p>
        </text:list-item>
      </text:list>
      <text:p text:style-name="P1"><text:span text:style-name="Teletype"><text:span text:style-name="T5"/></text:span></text:p>
      <text:p text:style-name="P1"><text:span text:style-name="Teletype"><text:span text:style-name="T5">All these tests are used in practice in Scilab for many purposes. When exact comparisons are used, there is in practice no problem. Instead, when real values are to be compared (which is the most usual test), many problems appear. This makes the maintaining of the unit tests very difficult for the following reasons.</text:span></text:span></text:p>
      <text:p text:style-name="P1"><text:span text:style-name="Teletype"><text:span text:style-name="T5"/></text:span></text:p>
      <text:p text:style-name="P1"><text:span text:style-name="Teletype"><text:span text:style-name="T5">Most of the time, absolute errors are used instead of relative </text:span></text:span><text:soft-page-break/><text:span text:style-name="Teletype"><text:span text:style-name="T5">errors. Relative errors should be the default comparison for real values comparisons, since that specify the number of expected correct digits. Even more, the default should be a factor of %eps, since a different value of %eps would (in many situations) produce a different number of significant digits.</text:span></text:span></text:p>
      <text:p text:style-name="P1"><text:span text:style-name="Teletype"><text:span text:style-name="T5"/></text:span></text:p>
      <text:p text:style-name="P1"><text:span text:style-name="Teletype"><text:span text:style-name="T5">There is no way to specify a comparion function for complex datatypes. This is useful when complex datatypes are to be compared in a non-standard way.</text:span></text:span></text:p>
      <text:p text:style-name="P1"><text:span text:style-name="Teletype"><text:span text:style-name="T5"/></text:span></text:p>
      <text:h text:style-name="Heading_20_4" text:outline-level="4"><text:span text:style-name="Teletype"><text:span text:style-name="T5">Proposed API</text:span></text:span></text:h>
      <text:p text:style-name="P1"><text:span text:style-name="Teletype"><text:span text:style-name="T5"/></text:span></text:p>
      <text:p text:style-name="P1"><text:span text:style-name="Teletype"><text:span text:style-name="T5">We suggest to provide a set of stand-alone assertion functions. This assertion component could be used in the unit tests, but also in any other context. </text:span></text:span></text:p>
      <text:p text:style-name="P1"><text:span text:style-name="Teletype"><text:span text:style-name="T5"/></text:span></text:p>
      <text:p text:style-name="P1"><text:span text:style-name="Teletype"><text:span text:style-name="T5">The goal of this toolbox is to provide functions to check the behavior of some other functions, for example in unit tests. We emphasize the use of consistent tools for testing numerical issues, with the goal of testing numerical algorithms more easily. In particular, we provide a comparison function for two floating point numbers, which allows to check that two numbers are "numerically almost equal", i.e. that the relative error is small.</text:span></text:span></text:p>
      <text:p text:style-name="P1"><text:span text:style-name="Teletype"><text:span text:style-name="T5"/></text:span></text:p>
      <text:p text:style-name="P1"><text:span text:style-name="Teletype"><text:span text:style-name="T5">The API is the following.</text:span></text:span></text:p>
      <text:p text:style-name="P1"><text:span text:style-name="Teletype"><text:span text:style-name="T5"/></text:span></text:p>
      <text:p text:style-name="P1"><text:span text:style-name="Teletype"><text:span text:style-name="T5">assert_checkalmostequal — Check that computed and expected are numerically close.</text:span></text:span></text:p>
      <text:p text:style-name="P1"><text:span text:style-name="Teletype"><text:span text:style-name="T5">assert_checkequal — Check that computed and expected are equal.</text:span></text:span></text:p>
      <text:p text:style-name="P1"><text:span text:style-name="Teletype"><text:span text:style-name="T5">assert_checkerror — Check that an instruction produces the expected error.</text:span></text:span></text:p>
      <text:p text:style-name="P1"><text:span text:style-name="Teletype"><text:span text:style-name="T5">assert_checkfalse — Check that condition is true.</text:span></text:span></text:p>
      <text:p text:style-name="P1"><text:span text:style-name="Teletype"><text:span text:style-name="T5">assert_checkfilesequal — Check two files are equal.</text:span></text:span></text:p>
      <text:p text:style-name="P1"><text:span text:style-name="Teletype"><text:span text:style-name="T5">assert_checktrue — Check that condition is true.</text:span></text:span></text:p>
      <text:p text:style-name="P1"><text:span text:style-name="Teletype"><text:span text:style-name="T5">assert_comparecomplex — Compare complex numbers with a tolerance.</text:span></text:span></text:p>
      <text:p text:style-name="P1"><text:span text:style-name="Teletype"><text:span text:style-name="T5">assert_computedigits — Returns the number of significant digits in computed result.</text:span></text:span></text:p>
      <text:p text:style-name="P1"><text:span text:style-name="Teletype"><text:span text:style-name="T5">assert_cond2reltol — Suggests a relative error, computed from the condition number.</text:span></text:span></text:p>
      <text:p text:style-name="P1"><text:span text:style-name="Teletype"><text:span text:style-name="T5">assert_cond2reqdigits — Suggests the number of required digits, given the condition number.</text:span></text:span></text:p>
      <text:p text:style-name="P1"><text:span text:style-name="Teletype"><text:span text:style-name="T5">assert_generror — Generates an error.</text:span></text:span></text:p>
      <text:p text:style-name="P1"><text:span text:style-name="Teletype"><text:span text:style-name="T5"/></text:span></text:p>
      <text:p text:style-name="P1"><text:span text:style-name="Teletype"><text:span text:style-name="T7"/></text:span></text:p>
      <text:p text:style-name="P1"><text:span text:style-name="Teletype"><text:span text:style-name="T7">The assert_checktrue function allows to check that a matrix of booleans is true. The following assertion fails and generate an error.</text:span></text:span></text:p>
      <text:p text:style-name="P1"><text:span text:style-name="Teletype"><text:span text:style-name="T7"/></text:span></text:p>
      <text:p text:style-name="P1"><text:span text:style-name="Teletype"><text:span text:style-name="T7">assert_checktrue ( [%t %F] );</text:span></text:span></text:p>
      <text:p text:style-name="P1"><text:span text:style-name="Teletype"><text:span text:style-name="T7"/></text:span></text:p>
      <text:p text:style-name="P1"><text:span text:style-name="Teletype"><text:span text:style-name="T7">The assert_checkequal function allows to check that two variables are equal. The following assertion is a success and runs silently.</text:span></text:span></text:p>
      <text:p text:style-name="P1"><text:soft-page-break/><text:span text:style-name="Teletype"><text:span text:style-name="T7">assert_checkequal ( %nan , %nan );</text:span></text:span></text:p>
      <text:p text:style-name="P1"><text:span text:style-name="Teletype"><text:span text:style-name="T7"/></text:span></text:p>
      <text:p text:style-name="P1"><text:span text:style-name="Teletype"><text:span text:style-name="T7">The assert_checkalmostequal function allows to check that a computed result is close to an expected result. </text:span></text:span></text:p>
      <text:p text:style-name="P1"><text:span text:style-name="Teletype"><text:span text:style-name="T7"/></text:span></text:p>
      <text:p text:style-name="P1"><text:span text:style-name="Teletype"><text:span text:style-name="T7">In the following script, we check that computed=1.23456 is close to expected=1.23457, but that 11 digits have been lost with respect to the maximum achievable accuracy.</text:span></text:span></text:p>
      <text:p text:style-name="P1"><text:span text:style-name="Teletype"><text:span text:style-name="T7"/></text:span></text:p>
      <text:p text:style-name="P1"><text:span text:style-name="Teletype"><text:span text:style-name="T7">assert_checkalmostequal ( 1.23456 , 1.23457 , 1.e11*%eps );</text:span></text:span></text:p>
      <text:p text:style-name="P1"><text:span text:style-name="Teletype"><text:span text:style-name="T7"/></text:span></text:p>
      <text:h text:style-name="Heading_20_4" text:outline-level="4"><text:span text:style-name="Teletype"><text:span text:style-name="T6">Implementation</text:span></text:span></text:h>
      <text:p text:style-name="P14"><text:span text:style-name="Teletype"><text:span text:style-name="T7"/></text:span></text:p>
      <text:p text:style-name="P1"><text:span text:style-name="Teletype"><text:span text:style-name="T7">The “assert” toolbox is a sample implementation of the ideas in this SEP. This projecti was formerly available on the Forge :</text:span></text:span></text:p>
      <text:p text:style-name="P1"><text:span text:style-name="Teletype"><text:span text:style-name="T7"/></text:span></text:p>
      <text:p text:style-name="P1"><text:a xlink:type="simple" xlink:href="http://forge.scilab.org/index.php/p/assert/"><text:span text:style-name="Teletype"><text:span text:style-name="T7">http://forge.scilab.org/index.php/p/assert/</text:span></text:span></text:a><text:span text:style-name="Teletype"><text:span text:style-name="T7"> </text:span></text:span></text:p>
      <text:p text:style-name="Standard"><text:span text:style-name="Teletype"><text:span text:style-name="T7"/></text:span></text:p>
      <text:h text:style-name="Heading_20_4" text:outline-level="4"><text:span text:style-name="Teletype"><text:span text:style-name="T6">Connection between the assert module and the unit tests</text:span></text:span></text:h>
      <text:p text:style-name="P1"><text:span text:style-name="Teletype"><text:span text:style-name="T7"/></text:span></text:p>
      <text:p text:style-name="P1"><text:span text:style-name="Teletype"><text:span text:style-name="T7">In the context of the unit tests, the errorfunction may be configured with a specific function, say test_error(). In the automated mode, the execution is interrupted. In interactive mode, a pause is triggered.</text:span></text:span></text:p>
      <text:p text:style-name="P1"><text:span text:style-name="Teletype"><text:span text:style-name="T6"/></text:span></text:p>
      <text:h text:style-name="P17" text:outline-level="3"><text:span text:style-name="Teletype"><text:span text:style-name="T3">Example Usage</text:span></text:span></text:h>
      <text:p text:style-name="Text_20_body"><text:span text:style-name="Teletype"><text:span text:style-name="T2"/></text:span></text:p>
      <text:p text:style-name="Text_20_body"><text:span text:style-name="Teletype"><text:span text:style-name="T2">function y = myfunction (x)</text:span></text:span></text:p>
      <text:p text:style-name="Text_20_body"><text:span text:style-name="Teletype"><text:span text:style-name="T2"><text:s text:c="2"/>y = x*x;</text:span></text:span></text:p>
      <text:p text:style-name="Text_20_body"><text:span text:style-name="Teletype"><text:span text:style-name="T2">endfunction</text:span></text:span></text:p>
      <text:p text:style-name="Text_20_body"><text:span text:style-name="Teletype"><text:span text:style-name="T2">computed = derivative ( myfunction , 1.0 );</text:span></text:span></text:p>
      <text:p text:style-name="Text_20_body"><text:span text:style-name="Teletype"><text:span text:style-name="T2">assert_checkalmostequal ( computed , 2.0 , 1.e-11 );</text:span></text:span></text:p>
      <text:p text:style-name="Text_20_body"><text:span text:style-name="Teletype"><text:span text:style-name="T2"/></text:span></text:p>
      <text:h text:style-name="P18" text:outline-level="3"><text:span text:style-name="Teletype"><text:span text:style-name="T4">Changelog</text:span></text:span></text:h>
      <text:p text:style-name="P21"><text:tab/>0.1<text:span text:style-name="T1"> – Initial version.</text:span></text:p>
      <text:p text:style-name="P21"><text:tab/>0.2<text:span text:style-name="T1"> – Separated the assert module from the unit tests.</text:span></text:p>
      <text:p text:style-name="P21"><text:tab/>0.3<text:span text:style-name="T1"> – Uses both relative and absolute precision in the tests.</text:span></text:p>
      <text:h text:style-name="P16" text:outline-level="3">Copyright</text:h>
      <text:p text:style-name="P6"><text:tab/>Michaël Baudin, 2008 – 2011, Digiteo</text:p>
      <text:p text:style-name="P6"/>
      <text:p text:style-name="P9">Bibliography</text:p>
      <text:p text:style-name="P6"><text:tab/>[1] <text:span text:style-name="T9">Junit, </text:span><text:a xlink:type="simple" xlink:href="http://www.junit.org/"><text:span text:style-name="T9">http://www.junit.org/</text:span></text:a></text:p>
      <text:p text:style-name="P6"><text:span text:style-name="T9"><text:tab/>[2] Cppunit, </text:span><text:soft-page-break/><text:a xlink:type="simple" xlink:href="http://sourceforge.net/apps/mediawiki/cppunit/index.php?title=Main_Page"><text:span text:style-name="T9">http://sourceforge.net/apps/mediawiki/cppunit/index.php?title=Main_Page</text:span></text:a></text:p>
      <text:p text:style-name="P6"><text:span text:style-name="T9"><text:tab/>[3] Tcltest, </text:span><text:a xlink:type="simple" xlink:href="http://www.tcl.tk/man/tcl/TclCmd/tcltest.htm"><text:span text:style-name="T9">http://www.tcl.tk/man/tcl/TclCmd/tcltest.htm</text:span></text:a></text:p>
      <text:p text:style-name="P6"><text:span text:style-name="T9"><text:tab/>[4] Python unit tests, </text:span><text:a xlink:type="simple" xlink:href="http://docs.python.org/library/unittest.html"><text:span text:style-name="T9">http://docs.python.org/library/unittest.html</text:span></text:a></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11-02-17T12:02:43.54</dc:date>
    <meta:editing-cycles>44</meta:editing-cycles>
    <meta:editing-duration>PT27H57M28S</meta:editing-duration>
    <meta:document-statistic meta:table-count="0" meta:image-count="0" meta:object-count="0" meta:page-count="5" meta:paragraph-count="90" meta:word-count="1047" meta:character-count="6665"/>
    <meta:user-defined meta:name="Info 1"/>
    <meta:user-defined meta:name="Info 2"/>
    <meta:user-defined meta:name="Info 3"/>
    <meta:user-defined meta:name="Info 4"/>
  </office:meta>
</office:document-meta>
</file>